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/>
    <style:font-face style:name="Lucida Sans1" svg:font-family="'Lucida Sans'" style:font-family-generic="swiss"/>
    <style:font-face style:name="FrutigerLTStd-Light" svg:font-family="FrutigerLTStd-Light" style:font-family-generic="roman" style:font-pitch="variable"/>
    <style:font-face style:name="FrutigerLTStd-LightCn" svg:font-family="FrutigerLTStd-LightCn" style:font-family-generic="roman" style:font-pitch="variable"/>
    <style:font-face style:name="FrutigerLTStd-LightItalic" svg:font-family="FrutigerLTStd-LightItalic" style:font-family-generic="roman" style:font-pitch="variable"/>
    <style:font-face style:name="Liberation Serif" svg:font-family="'Liberation Serif'" style:font-family-generic="roman" style:font-pitch="variable"/>
    <style:font-face style:name="MinionPro-Regular" svg:font-family="MinionPro-Regular" style:font-family-generic="roman" style:font-pitch="variable"/>
    <style:font-face style:name="Times-Bold" svg:font-family="Times-Bold" style:font-family-generic="roman" style:font-pitch="variable"/>
    <style:font-face style:name="Times-BoldItalic" svg:font-family="Times-BoldItalic" style:font-family-generic="roman" style:font-pitch="variable"/>
    <style:font-face style:name="Times-Italic" svg:font-family="Times-Italic" style:font-family-generic="roman" style:font-pitch="variable"/>
    <style:font-face style:name="Times-Roman" svg:font-family="Times-Roman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2" style:family="paragraph" style:parent-style-name="Standard">
      <style:paragraph-properties fo:margin-left="0cm" fo:margin-right="0cm" fo:line-height="150%" fo:text-align="justify" style:justify-single-word="false" fo:orphans="2" fo:widows="2" fo:text-indent="0cm" style:auto-text-indent="false"/>
      <style:text-properties style:font-name="Arial" fo:font-size="11pt" officeooo:paragraph-rsid="000b8199" style:font-size-asian="11pt" style:font-size-complex="11pt"/>
    </style:style>
    <style:style style:name="P3" style:family="paragraph" style:parent-style-name="Standard">
      <style:paragraph-properties fo:line-height="150%" fo:text-align="justify" style:justify-single-word="false"/>
      <style:text-properties fo:color="#242021" loext:opacity="100%" style:font-name="Arial" fo:font-size="11pt" fo:font-style="normal" fo:font-weight="normal" style:font-size-asian="11pt" style:font-style-asian="normal" style:font-weight-asian="normal" style:font-size-complex="11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" fo:font-size="11pt" officeooo:paragraph-rsid="000e7e17" style:font-size-asian="11pt" style:font-size-complex="11pt"/>
    </style:style>
    <style:style style:name="T1" style:family="text">
      <style:text-properties fo:font-variant="normal" fo:text-transform="none" fo:color="#000000" loext:opacity="100%" style:font-name="Arial1" fo:font-size="11pt" fo:letter-spacing="normal" fo:font-style="normal" fo:font-weight="bold" style:font-size-asian="11pt" style:font-weight-asian="bold" style:font-size-complex="11pt" style:font-weight-complex="bold"/>
    </style:style>
    <style:style style:name="T2" style:family="text">
      <style:text-properties fo:color="#242021" loext:opacity="100%" style:font-name="FrutigerLTStd-Light" fo:font-size="11pt" fo:font-style="normal" fo:font-weight="normal" style:font-size-asian="11pt" style:font-style-asian="normal" style:font-weight-asian="normal"/>
    </style:style>
    <style:style style:name="T3" style:family="text">
      <style:text-properties officeooo:rsid="000e7e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Explique o protocolo IP</text:span> </text:p>
      <text:p text:style-name="P2"><text:s/></text:p>
      <text:p text:style-name="P5"><text:tab/>O protocolo IP especifica o formato dos pacotes <text:span text:style-name="T3">de dados, os datagramas, </text:span>que são enviados e recebidos <text:span text:style-name="T3">por rotas </text:span>entre roteadores e sistemas finais, é o mecanismo de transmissão usado pelos protocolos TCP/IP. O IP não acompanha as rotas e não tem nenhum recurso para reordenar datagramas uma vez que eles cheguem aos seus destinos.</text:p>
      <text:p text:style-name="P4"><text:tab/>Trata-se de um protocolo sem conexão e não confiável, significa que o IP não dispõe de nenhuma verificação ou correção de erros. <text:span text:style-name="T3">A</text:span>ssume a falta de confiabilidade das camadas inferiores</text:p>
      <text:p text:style-name="P4">e faz o melhor possível para transmitir uma mensagem até seu destino, sem, contudo, nenhuma garantia de que conseguirá fazê-lo.</text:p>
      <text:p text:style-name="P4"><text:span text:style-name="T3"><text:tab/>Além disso, p</text:span>rovê funções essenciais de transmissão <text:span text:style-name="T3">dando</text:span> liberdade ao usuário para acrescentar funcionalidades necessárias para dada aplicação e <text:span text:style-name="T3">assim</text:span> obtendo a máxima eficiência na transmissão. </text:p>
      <text:p text:style-name="P3"/>
      <text:p text:style-name="Standard"><text:span text:style-name="T2"/></text:p>
      <text:p text:style-name="Standard"><text:span text:style-name="T2"/></text:p>
      <text:p text:style-name="Standard">Se achar necessário colocar tem que resumir:</text:p>
      <text:p text:style-name="Standard"/>
      <text:p text:style-name="Standard">Os endereços IP são números predefinidos atribuídos aos computadores que compõem uma rede.</text:p>
      <text:p text:style-name="Standard">É um número de 32 bits que define o endereço de uma rede ou de um computador, escrito em quatro blocos separados por ponto. Exemplos: 192.168.10.33 ou 200.176.155.147. Cada bloco corresponde a um número de 8 bits, que pode variar, portanto, de 0 a 255 (256 números ou 28). A versão do protocolo IP mais usado atualmente é a IPv4. Entretanto, como a escassez é iminente, uma nova versão (IPv6) de 128 bits já está padronizada para us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/>
    <style:font-face style:name="Lucida Sans1" svg:font-family="'Lucida Sans'" style:font-family-generic="swiss"/>
    <style:font-face style:name="FrutigerLTStd-Light" svg:font-family="FrutigerLTStd-Light" style:font-family-generic="roman" style:font-pitch="variable"/>
    <style:font-face style:name="FrutigerLTStd-LightCn" svg:font-family="FrutigerLTStd-LightCn" style:font-family-generic="roman" style:font-pitch="variable"/>
    <style:font-face style:name="FrutigerLTStd-LightItalic" svg:font-family="FrutigerLTStd-LightItalic" style:font-family-generic="roman" style:font-pitch="variable"/>
    <style:font-face style:name="Liberation Serif" svg:font-family="'Liberation Serif'" style:font-family-generic="roman" style:font-pitch="variable"/>
    <style:font-face style:name="MinionPro-Regular" svg:font-family="MinionPro-Regular" style:font-family-generic="roman" style:font-pitch="variable"/>
    <style:font-face style:name="Times-Bold" svg:font-family="Times-Bold" style:font-family-generic="roman" style:font-pitch="variable"/>
    <style:font-face style:name="Times-BoldItalic" svg:font-family="Times-BoldItalic" style:font-family-generic="roman" style:font-pitch="variable"/>
    <style:font-face style:name="Times-Italic" svg:font-family="Times-Italic" style:font-family-generic="roman" style:font-pitch="variable"/>
    <style:font-face style:name="Times-Roman" svg:font-family="Times-Roman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01T14:10:58.935000000</meta:creation-date>
    <meta:editing-duration>PT18H5M5S</meta:editing-duration>
    <meta:editing-cycles>2</meta:editing-cycles>
    <meta:generator>LibreOffice/7.1.2.2$Windows_X86_64 LibreOffice_project/8a45595d069ef5570103caea1b71cc9d82b2aae4</meta:generator>
    <dc:date>2021-05-02T08:34:31.930000000</dc:date>
    <meta:document-statistic meta:table-count="0" meta:image-count="0" meta:object-count="0" meta:page-count="1" meta:paragraph-count="9" meta:word-count="233" meta:character-count="1433" meta:non-whitespace-character-count="1202"/>
  </office:meta>
</office:document-meta>
</file>